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524" officeooo:paragraph-rsid="000c7524"/>
    </style:style>
    <style:style style:name="P2" style:family="paragraph" style:parent-style-name="Standard">
      <style:text-properties officeooo:rsid="000c7524" officeooo:paragraph-rsid="000ca37d"/>
    </style:style>
    <style:style style:name="P3" style:family="paragraph" style:parent-style-name="Standard">
      <style:text-properties style:text-underline-style="solid" style:text-underline-width="auto" style:text-underline-color="font-color" officeooo:rsid="000c7524" officeooo:paragraph-rsid="000c7524"/>
    </style:style>
    <style:style style:name="P4" style:family="paragraph" style:parent-style-name="Standard">
      <style:text-properties officeooo:rsid="000ca37d" officeooo:paragraph-rsid="000ca37d"/>
    </style:style>
    <style:style style:name="P5" style:family="paragraph" style:parent-style-name="Standard">
      <style:text-properties style:text-underline-style="none" officeooo:rsid="000ca37d" officeooo:paragraph-rsid="000ca37d"/>
    </style:style>
    <style:style style:name="P6" style:family="paragraph" style:parent-style-name="Standard">
      <style:text-properties style:text-underline-style="none" officeooo:rsid="000e847e" officeooo:paragraph-rsid="000e847e"/>
    </style:style>
    <style:style style:name="P7" style:family="paragraph" style:parent-style-name="Standard">
      <style:text-properties officeooo:rsid="000c7524" officeooo:paragraph-rsid="000c7524"/>
    </style:style>
    <style:style style:name="P8" style:family="paragraph" style:parent-style-name="Standard">
      <style:text-properties officeooo:rsid="000c7524" officeooo:paragraph-rsid="0014efff"/>
    </style:style>
    <style:style style:name="P9" style:family="paragraph" style:parent-style-name="Standard">
      <style:text-properties officeooo:rsid="000c7524" officeooo:paragraph-rsid="0016ea8c"/>
    </style:style>
    <style:style style:name="P10" style:family="paragraph" style:parent-style-name="Standard">
      <style:text-properties style:text-underline-style="none" officeooo:rsid="000ca37d" officeooo:paragraph-rsid="000ca37d"/>
    </style:style>
    <style:style style:name="P11" style:family="paragraph" style:parent-style-name="Standard">
      <style:text-properties style:text-underline-style="none" fo:font-weight="bold" officeooo:rsid="000ca37d" officeooo:paragraph-rsid="000ca37d" style:font-weight-asian="bold" style:font-weight-complex="bold"/>
    </style:style>
    <style:style style:name="P12" style:family="paragraph" style:parent-style-name="Standard">
      <style:text-properties fo:font-weight="bold" officeooo:rsid="000c7524" officeooo:paragraph-rsid="000c7524" style:font-weight-asian="bold" style:font-weight-complex="bold"/>
    </style:style>
    <style:style style:name="P13" style:family="paragraph" style:parent-style-name="Standard">
      <style:text-properties fo:font-weight="bold" officeooo:rsid="000ca37d" officeooo:paragraph-rsid="000ca37d" style:font-weight-asian="bold" style:font-weight-complex="bold"/>
    </style:style>
    <style:style style:name="P14" style:family="paragraph" style:parent-style-name="Standard">
      <style:text-properties officeooo:rsid="0014efff" officeooo:paragraph-rsid="0014efff"/>
    </style:style>
    <style:style style:name="P15" style:family="paragraph" style:parent-style-name="Standard">
      <style:text-properties fo:font-style="italic" officeooo:rsid="000c7524" officeooo:paragraph-rsid="000c7524" style:font-style-asian="italic" style:font-style-complex="italic"/>
    </style:style>
    <style:style style:name="P16" style:family="paragraph" style:parent-style-name="Standard">
      <style:text-properties fo:font-style="italic" officeooo:rsid="000ca37d" officeooo:paragraph-rsid="000ca37d" style:font-style-asian="italic" style:font-style-complex="italic"/>
    </style:style>
    <style:style style:name="P17" style:family="paragraph" style:parent-style-name="Standard">
      <style:text-properties fo:font-style="italic" style:text-underline-style="none" officeooo:rsid="000ca37d" officeooo:paragraph-rsid="000ca37d" style:font-style-asian="italic" style:font-style-complex="italic"/>
    </style:style>
    <style:style style:name="P18" style:family="paragraph" style:parent-style-name="Standard">
      <style:text-properties fo:font-style="italic" style:text-underline-style="none" fo:font-weight="normal" officeooo:rsid="000ca37d" officeooo:paragraph-rsid="000ca37d" style:font-style-asian="italic" style:font-weight-asian="normal" style:font-style-complex="italic" style:font-weight-complex="normal"/>
    </style:style>
    <style:style style:name="T1" style:family="text">
      <style:text-properties officeooo:rsid="000ca37d"/>
    </style:style>
    <style:style style:name="T2" style:family="text">
      <style:text-properties officeooo:rsid="000e847e"/>
    </style:style>
    <style:style style:name="T3" style:family="text">
      <style:text-properties officeooo:rsid="00111ce8"/>
    </style:style>
    <style:style style:name="T4" style:family="text">
      <style:text-properties officeooo:rsid="0012eeb3"/>
    </style:style>
    <style:style style:name="T5" style:family="text">
      <style:text-properties officeooo:rsid="0014efff"/>
    </style:style>
    <style:style style:name="T6" style:family="text">
      <style:text-properties officeooo:rsid="0015e04a"/>
    </style:style>
    <style:style style:name="T7" style:family="text">
      <style:text-properties officeooo:rsid="0016994d"/>
    </style:style>
    <style:style style:name="T8" style:family="text">
      <style:text-properties officeooo:rsid="0016ea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ations :</text:p>
      <text:p text:style-name="P1"/>
      <text:p text:style-name="P12">Introduction de la semaine :</text:p>
      <text:p text:style-name="P1"/>
      <text:p text:style-name="P1"><text:tab/><text:span text:style-name="T3">Préparation de l’animateur : avoir le powerPoint sur l’ordinateur.</text:span></text:p>
      <text:p text:style-name="P1"><text:tab/></text:p>
      <text:p text:style-name="P1"><text:tab/><text:span text:style-name="T3">Manipulation : Les jeunes auront parfois à voter ou à répondre à certaines questions</text:span></text:p>
      <text:p text:style-name="P1"/>
      <text:p text:style-name="P1"><text:tab/><text:span text:style-name="T3">cout : 0$</text:span></text:p>
      <text:p text:style-name="P1"/>
      <text:p text:style-name="P1"><text:tab/><text:span text:style-name="T4">description : Histoire de l’informatique, son utilité, comment un programme fonctionne, comment un ordinateur fonctionne, ce qu’est le langage python, ce qu’est la cryptographie, ce qu’est le binaire et son utilité, ce qu’est l’intelligence artificielle</text:span></text:p>
      <text:p text:style-name="P1"><text:tab/></text:p>
      <text:p text:style-name="P1"/>
      <text:p text:style-name="P12">Introduction à la programmation en python</text:p>
      <text:p text:style-name="P1"><text:tab/>variable, condition, type, boucle, etc.</text:p>
      <text:p text:style-name="P1"/>
      <text:p text:style-name="P1"><text:tab/><text:span text:style-name="T4">Préparation : Avoir le PowerPoint sur l’ordinateur.</text:span></text:p>
      <text:p text:style-name="P1"><text:tab/></text:p>
      <text:p text:style-name="P1"><text:tab/><text:span text:style-name="T4">Manipulation : Des sections de théories seront coupés par des exercices pratiques, laisser de 5 à 15 minutes pour chaque exercices.</text:span></text:p>
      <text:p text:style-name="P1"/>
      <text:p text:style-name="P1"><text:tab/><text:span text:style-name="T4">Coût : 0$</text:span></text:p>
      <text:p text:style-name="P1"/>
      <text:p text:style-name="P8"><text:tab/><text:span text:style-name="T4">description : La première étape est de regarder les interactions entre l’utilisateur et la console avec les fonctions print() et input(). Poser des questions aux jeunes dans cette partie puisqu’il n’y aura pas d’exercices avant la suivante.</text:span></text:p>
      <text:p text:style-name="P8"><text:span text:style-name="T4"><text:s/></text:span></text:p>
      <text:p text:style-name="P8"><text:span text:style-name="T4">La deuxième étape est de montrer les variables, soient leur type possible, l’utilité et leur manipulation Présentation des conditions. L’exercice proposé sera de faire un programme qui demande le nombre de frères et de sœurs à l’utilisateur, si l’utilisateur indique qu’il en a au moins un, il demande son année de naissance et calcule son âge, sinon il demande à l’utilisateur d’entrer son année de naissance puis calcule son âge. Bien écrire au tableau ce que les conditions engloberont et les étapes pour y parvenir. Pour les plus jeunes, le faire avec eux et demander aux jeunes de venir écrire ce qu’ils pensent. </text:span></text:p>
      <text:p text:style-name="P8"/>
      <text:p text:style-name="P8"><text:span text:style-name="T4">Peut-être pas pour les 9-10 ans, mais pour le reste présenter les boucles. Faire un exercice simple avec par exemple une équipe de jeu vidéo en calculant le score de l’équipe en faisant une addition des points de chaque membres.</text:span></text:p>
      <text:p text:style-name="P8"/>
      <text:p text:style-name="P14">Présenter aux jeunes les défis python et leur expliquer que c’est ce qu’ils feront dans les temps libres. L’animateur peut décider de donner des cartes pour certains défis ou à certains jeunes. Expliquer comment les programmeurs cherchent des trucs sur l’ordinateur quand ils ne savent pas quoi faire</text:p>
      <text:p text:style-name="P1"/>
      <text:p text:style-name="P15">Cryptographie et encodage :</text:p>
      <text:p text:style-name="P1"><text:tab/>sécurité, comment échanger de l’info de manière secrète, comment sont protégés les données</text:p>
      <text:p text:style-name="P1"/>
      <text:p text:style-name="P15">Intelligence artificielle : <text:s/></text:p>
      <text:p text:style-name="P2"><text:tab/>origine, utilisation/utilité, exemple, jeu genre pong contre AI (ne sera pas programmé, donc ce <text:tab/>n’est pas une activité)</text:p>
      <text:p text:style-name="P2"/>
      <text:p text:style-name="P13">Pour 14-17 ans (à la limite 11-13) : Évolution des langages de programmation</text:p>
      <text:p text:style-name="P2"><text:soft-page-break/><text:tab/><text:span text:style-name="T1">origines de différents langages, pourquoi une diversité, à quoi sert chaque langues, est-ce qu’il y <text:tab/>en a un meilleur que les autres</text:span></text:p>
      <text:p text:style-name="P9"><text:tab/><text:span text:style-name="T4">Ajout pour les 14-17 : </text:span></text:p>
      <text:p text:style-name="P9"><text:tab/></text:p>
      <text:p text:style-name="P9"><text:tab/><text:span text:style-name="T8">Préparation : avoir le pwp prêt sur l’ordinateur</text:span></text:p>
      <text:p text:style-name="P9"><text:tab/></text:p>
      <text:p text:style-name="P9"><text:tab/><text:span text:style-name="T8">manipulation : aucune</text:span></text:p>
      <text:p text:style-name="P9"/>
      <text:p text:style-name="P9"><text:tab/><text:span text:style-name="T8">coût : 0$</text:span></text:p>
      <text:p text:style-name="P9"><text:tab/></text:p>
      <text:p text:style-name="P9"><text:tab/><text:span text:style-name="T8">description : Ce qu’est un langage de programmation, l’évolution de leurs complexités, les différences entre les langages et les raisons qui mènent les programmeurs à choisir une langue plutôt qu’une autre.</text:span></text:p>
      <text:p text:style-name="P9"><text:tab/></text:p>
      <text:p text:style-name="P16">Poly hx :</text:p>
      <text:p text:style-name="P4"><text:tab/>À demander pour une activité avec les jeunes. Comité étudiant de poly qui produit entre autre <text:tab/>les hackatons</text:p>
      <text:p text:style-name="P2"><text:s text:c="2"/></text:p>
      <text:p text:style-name="P3"/>
      <text:p text:style-name="P3">Activités :</text:p>
      <text:p text:style-name="P3"/>
      <text:p text:style-name="P11">Introduction à la programmation en python : </text:p>
      <text:p text:style-name="P5"><text:tab/>comment programmer les bases</text:p>
      <text:p text:style-name="P5"><text:tab/><text:span text:style-name="T5">voir l’introduction à la programmation en python</text:span></text:p>
      <text:p text:style-name="P5"/>
      <text:p text:style-name="P11">Défi python :</text:p>
      <text:p text:style-name="P5"><text:tab/>Divers défi de programmation, mini challenge, peuvent poursuivre dans les périodes libres</text:p>
      <text:p text:style-name="P5"/>
      <text:p text:style-name="P5"><text:tab/><text:span text:style-name="T5">Préparation : Avoir fait l’intro à python. Avoir fait un dossier sur le bureau des jeunes avec l’énoncé des défis. </text:span></text:p>
      <text:p text:style-name="P5"><text:tab/></text:p>
      <text:p text:style-name="P5"><text:tab/><text:span text:style-name="T5">Manipulation : répondre aux questions des jeunes Faire un retour sur certaines notions si les questions se répètent trop. </text:span></text:p>
      <text:p text:style-name="P5"><text:tab/></text:p>
      <text:p text:style-name="P5"><text:tab/><text:span text:style-name="T5">coût : 0$</text:span></text:p>
      <text:p text:style-name="P5"/>
      <text:p text:style-name="P5"><text:tab/><text:span text:style-name="T6">descritpion : différents défis à différentes difficultés, dans l’énoncé, il sera clairement indiqué la difficulté. L’animateur viendra tester les défis pour confirmer la réussite.</text:span></text:p>
      <text:p text:style-name="P5"/>
      <text:p text:style-name="P11">Tic-tac-toe :</text:p>
      <text:p text:style-name="P5"><text:tab/>code troué à compléter par les jeunes</text:p>
      <text:p text:style-name="P5"/>
      <text:p text:style-name="P5"><text:tab/><text:span text:style-name="T7">Préparation : Avoir fait intro à python, mettre les fichiers sur leur ordinateur. </text:span></text:p>
      <text:p text:style-name="P5"/>
      <text:p text:style-name="P5"><text:tab/><text:span text:style-name="T7">Manipulations : Les jeunes devront complétés les espaces indiquer avec le bon code pour pouvoir faire fonctionner le jeu.</text:span></text:p>
      <text:p text:style-name="P5"><text:tab/></text:p>
      <text:p text:style-name="P5"><text:tab/><text:span text:style-name="T7">Coût : 0$</text:span></text:p>
      <text:p text:style-name="P5"><text:tab/></text:p>
      <text:p text:style-name="P5"><text:tab/><text:span text:style-name="T7">description : Les jeunes auront la chance de tester leur connaissance et leur habileté à la programmation en complétant un jeu de tic-tac-toe fonctionnel qu’il pourront rejouer chez eux.</text:span></text:p>
      <text:p text:style-name="P5"/>
      <text:p text:style-name="P18">Pong : </text:p>
      <text:p text:style-name="P5"><text:soft-page-break/><text:tab/>code troué, avec intégration en intelligence artificielle</text:p>
      <text:p text:style-name="P5"/>
      <text:p text:style-name="P11">Binaire</text:p>
      <text:p text:style-name="P5"><text:tab/>un peu de théorie et l’utilité du binaire, traduction de décimal à binaire, l’inverse, avec des <text:tab/>phrases, etc.</text:p>
      <text:p text:style-name="P5"/>
      <text:p text:style-name="P5"><text:tab/><text:span text:style-name="T8">Préparation : matériel (crayon, calculatrice et papier) doivent être dans le local</text:span></text:p>
      <text:p text:style-name="P5"><text:tab/></text:p>
      <text:p text:style-name="P5"><text:tab/><text:span text:style-name="T8">Manipulation : Les jeunes auront à traduire des décimal en binaire, l’inverse et des phrases. Les plus vieux auront à faire les mêmes exercices mais avec de l’hexadécimal en plus. </text:span></text:p>
      <text:p text:style-name="P5"/>
      <text:p text:style-name="P5"><text:tab/><text:span text:style-name="T8">Coût : 20$ (par semaine)</text:span></text:p>
      <text:p text:style-name="P5"><text:tab/></text:p>
      <text:p text:style-name="P5"><text:tab/><text:span text:style-name="T8">descritpion : présentation de l’utilité du binaire en informatique, puis de la théorie sur ce que le binaire représente par rapport au système décimal. </text:span></text:p>
      <text:p text:style-name="P5"/>
      <text:p text:style-name="P17">Cryptographie :</text:p>
      <text:p text:style-name="P5"><text:tab/>Programme pour encoder les phrases, <text:span text:style-name="T2">libres au début puis plus guidés vers des façon <text:tab/>professionnel de faire, essayer de cracker du code</text:span></text:p>
      <text:p text:style-name="P5"/>
      <text:p text:style-name="P6">Matériel ou ressources : papier, crayon, python installé par le département d’info pour avoir dernière version (visual code serait bien), clé usb(bud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18:03.437768381</meta:creation-date>
    <dc:date>2018-11-07T14:07:10.748881334</dc:date>
    <meta:editing-duration>PT22M47S</meta:editing-duration>
    <meta:editing-cycles>4</meta:editing-cycles>
    <meta:generator>LibreOffice/6.0.3.2$Linux_X86_64 LibreOffice_project/00m0$Build-2</meta:generator>
    <meta:document-statistic meta:table-count="0" meta:image-count="0" meta:object-count="0" meta:page-count="3" meta:paragraph-count="70" meta:word-count="801" meta:character-count="5092" meta:non-whitespace-character-count="4277"/>
  </office:meta>
</office:document-meta>
</file>